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jaliOldLipi" svg:font-family="AnjaliOldLip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2.29cm" fo:min-width="6.612cm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1.402cm" fo:min-width="5.47cm"/>
    </style:style>
    <style:style style:name="gr3" style:family="graphic" style:parent-style-name="standard">
      <style:graphic-properties svg:stroke-color="#000000" draw:textarea-vertical-align="middle"/>
    </style:style>
    <style:style style:name="gr4" style:family="graphic" style:parent-style-name="standard">
      <style:graphic-properties svg:stroke-color="#000000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style:font-name="AnjaliOldLipi"/>
    </style:style>
    <style:style style:name="P3" style:family="paragraph">
      <style:paragraph-properties fo:text-align="center"/>
      <style:text-properties style:font-name="AnjaliOldLipi"/>
    </style:style>
    <style:style style:name="P4" style:family="paragraph">
      <loext:graphic-properties draw:fill-color="#ffffff"/>
    </style:style>
    <style:style style:name="T1" style:family="text">
      <style:text-properties style:font-name="AnjaliOldLipi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AnjaliOldLipi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2" draw:id="id2" draw:layer="layout" svg:width="7.112cm" svg:height="2.54cm" svg:x="8.89cm" svg:y="6.858cm">
          <text:p text:style-name="P1"><text:span text:style-name="T1">Publish the initial pose </text:span></text:p>
          <text:p text:style-name="P1"><text:span text:style-name="T1">as setpoint pose </text:span></text:p>
          <text:p text:style-name="P1"><text:span text:style-name="T1">(/mavros/setpoint_position/local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1.938cm" svg:height="3.302cm" svg:x="1.27cm" svg:y="0.508cm">
          <text:p text:style-name="P1"><text:span text:style-name="T1">Is odom msg received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7.239cm" svg:y1="3.81cm" svg:x2="8.89cm" svg:y2="8.128cm" draw:start-shape="id1" draw:start-glue-point="6" draw:end-shape="id2" draw:end-glue-point="3" svg:d="M7239 3810v4318h1651" svg:viewBox="0 0 1652 4319">
          <text:p text:style-name="P1"><text:span text:style-name="T1">YES</text:span></text:p>
        </draw:connector>
        <draw:custom-shape draw:style-name="gr1" draw:text-style-name="P2" xml:id="id3" draw:id="id3" draw:layer="layout" svg:width="7.112cm" svg:height="2.54cm" svg:x="8.89cm" svg:y="10.414cm">
          <text:p text:style-name="P1"><text:span text:style-name="T1">Republish</text:span></text:p>
          <text:p text:style-name="P1"><text:span text:style-name="T1"><text:s/></text:span><text:span text:style-name="T1">as posestamped </text:span></text:p>
          <text:p text:style-name="P1"><text:span text:style-name="T2">(mavros/vision_pose/pose</text:span><text:span text:style-name="T1">)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239cm" svg:y1="3.81cm" svg:x2="8.89cm" svg:y2="11.684cm" draw:start-shape="id1" draw:start-glue-point="6" draw:end-shape="id3" draw:end-glue-point="3" svg:d="M7239 3810v7874h1651" svg:viewBox="0 0 1652 7875">
          <text:p/>
        </draw:connector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jaliOldLipi" svg:font-family="AnjaliOldLip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22T12:17:56.465726737</meta:creation-date>
    <dc:date>2021-01-22T15:30:50.985894073</dc:date>
    <meta:editing-duration>PT1H39M26S</meta:editing-duration>
    <meta:editing-cycles>2</meta:editing-cycles>
    <meta:generator>LibreOffice/6.0.7.3$Linux_X86_64 LibreOffice_project/00m0$Build-3</meta:generator>
    <meta:document-statistic meta:object-count="28"/>
  </office:meta>
</office:document-meta>
</file>